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3.339in" svg:y1="2.8205in" svg:x2="3.2185in" svg:y2="2.9154in">
            <text:p/>
          </draw:line>
          <draw:line draw:z-index="1" draw:style-name="gr1" draw:text-style-name="P1" svg:x1="3.4618in" svg:y1="2.8323in" svg:x2="3.6543in" svg:y2="2.9094in">
            <text:p/>
          </draw:line>
          <draw:line draw:z-index="2" draw:style-name="gr1" draw:text-style-name="P1" svg:x1="3.0248in" svg:y1="3.0047in" svg:x2="2.3815in" svg:y2="3.0933in">
            <text:p/>
          </draw:line>
          <draw:line draw:z-index="3" draw:style-name="gr1" draw:text-style-name="P1" svg:x1="2.1661in" svg:y1="3.1287in" svg:x2="1.7209in" svg:y2="3.2295in">
            <text:p/>
          </draw:line>
          <draw:line draw:z-index="4" draw:style-name="gr1" draw:text-style-name="P1" svg:x1="2.3394in" svg:y1="3.1524in" svg:x2="2.6882in" svg:y2="3.2236in">
            <text:p/>
          </draw:line>
          <draw:line draw:z-index="5" draw:style-name="gr1" draw:text-style-name="P1" svg:x1="2.7268in" svg:y1="3.3425in" svg:x2="2.5945in" svg:y2="3.4134in">
            <text:p/>
          </draw:line>
          <draw:line draw:z-index="6" draw:style-name="gr1" draw:text-style-name="P1" svg:x1="2.9039in" svg:y1="3.3248in" svg:x2="3.313in" svg:y2="3.4551in">
            <text:p/>
          </draw:line>
          <draw:line draw:z-index="7" draw:style-name="gr1" draw:text-style-name="P1" svg:x1="2.3272in" svg:y1="2.6075in" svg:x2="3.2776in" svg:y2="2.7319in">
            <text:p/>
          </draw:line>
          <draw:line draw:z-index="8" draw:style-name="gr1" draw:text-style-name="P1" svg:x1="3.339in" svg:y1="4.2429in" svg:x2="3.2185in" svg:y2="4.3378in">
            <text:p/>
          </draw:line>
          <draw:line draw:z-index="9" draw:style-name="gr1" draw:text-style-name="P1" svg:x1="3.4618in" svg:y1="4.2547in" svg:x2="3.6543in" svg:y2="4.3319in">
            <text:p/>
          </draw:line>
          <draw:line draw:z-index="10" draw:style-name="gr1" draw:text-style-name="P1" svg:x1="3.0248in" svg:y1="4.4272in" svg:x2="2.3815in" svg:y2="4.5157in">
            <text:p/>
          </draw:line>
          <draw:line draw:z-index="11" draw:style-name="gr1" draw:text-style-name="P1" svg:x1="3.0803in" svg:y1="4.4681in" svg:x2="3.4921in" svg:y2="4.6102in">
            <text:p/>
          </draw:line>
          <draw:line draw:z-index="12" draw:style-name="gr1" draw:text-style-name="P1" svg:x1="2.3272in" svg:y1="4.0299in" svg:x2="3.2776in" svg:y2="4.1543in">
            <text:p/>
          </draw:line>
          <draw:line draw:z-index="13" draw:style-name="gr1" draw:text-style-name="P1" svg:x1="3.6185in" svg:y1="4.765in" svg:x2="3.4862in" svg:y2="4.8358in">
            <text:p/>
          </draw:line>
          <draw:line draw:z-index="14" draw:style-name="gr1" draw:text-style-name="P1" svg:x1="3.7957in" svg:y1="4.7472in" svg:x2="4.2047in" svg:y2="4.8776in">
            <text:p/>
          </draw:line>
        </table:shapes>
        <table:table-column table:style-name="co1" table:number-columns-repeated="196" table:default-cell-style-name="ce1"/>
        <table:table-column table:style-name="co2" table:number-columns-repeated="828" table:default-cell-style-name="ce1"/>
        <table:table-row table:style-name="ro1"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20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6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4"/>
          <table:table-cell table:style-name="ce2" office:value-type="float" office:value="15" calcext:value-type="float">
            <text:p>15</text:p>
          </table:table-cell>
          <table:table-cell table:style-name="ce2" table:number-columns-repeated="11"/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4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10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5T21:45:39.222763920</meta:creation-date>
    <dc:date>2020-05-05T23:45:31.158587743</dc:date>
    <meta:editing-duration>PT8M26S</meta:editing-duration>
    <meta:editing-cycles>1</meta:editing-cycles>
    <meta:document-statistic meta:table-count="1" meta:cell-count="163" meta:object-count="15"/>
    <meta:generator>LibreOffice/6.4.2.2$Linux_X86_64 LibreOffice_project/40$Build-2</meta:generator>
  </office:meta>
</office:document-meta>
</file>